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000000002A4000006564E1F5DBE.jpg" manifest:media-type="image/jpe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Object1" text:anchor-type="paragraph" svg:x="-1.025cm" svg:y="-0.012cm" svg:width="19.022cm" svg:height="11.1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Object2" text:anchor-type="paragraph" svg:x="-1.088cm" svg:y="0.748cm" svg:width="19.761cm" svg:height="10.77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1" text:anchor-type="paragraph" svg:x="3.547cm" svg:y="0.131cm" svg:width="10.172cm" svg:height="24.451cm" draw:z-index="2"><draw:image xlink:href="Pictures/10000000000002A4000006564E1F5DBE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3" text:anchor-type="paragraph" svg:x="0.501cm" svg:y="0.09cm" svg:width="14.907cm" svg:height="6.701cm" draw:z-index="3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Standard"><draw:frame draw:style-name="fr2" draw:name="Object4" text:anchor-type="paragraph" svg:x="0.66cm" svg:y="0.021cm" svg:width="15.595cm" svg:height="5.256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2" draw:name="Object5" text:anchor-type="paragraph" svg:x="0.501cm" svg:y="0.323cm" svg:width="15.78cm" svg:height="6.893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6" text:anchor-type="paragraph" svg:x="0.836cm" svg:y="7.003cm" svg:width="15.647cm" svg:height="5.535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van Ranca</meta:initial-creator>
    <meta:creation-date>2012-11-22T10:54:59</meta:creation-date>
    <meta:printed-by>Razvan Ranca</meta:printed-by>
    <meta:print-date>2012-11-29T11:01:50</meta:print-date>
    <dc:date>2012-11-29T13:06:19</dc:date>
    <dc:creator>Razvan Ranca</dc:creator>
    <meta:editing-duration>PT22H11M51S</meta:editing-duration>
    <meta:editing-cycles>2</meta:editing-cycles>
    <meta:generator>LibreOffice/3.4$Unix LibreOffice_project/340m1$Build-502</meta:generator>
    <meta:document-statistic meta:table-count="0" meta:image-count="1" meta:object-count="6" meta:page-count="4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21cm" svg:height="11.156cm" xlink:href="." xlink:type="simple" chart:class="chart:line" chart:style-name="ch1">
        <chart:legend chart:legend-position="end" svg:x="14.581cm" svg:y="4.283cm" style:legend-expansion="high" chart:style-name="ch2"/>
        <chart:plot-area chart:style-name="ch3" chart:data-source-has-labels="both" svg:x="0.83cm" svg:y="1.027cm" svg:width="12.991cm" svg:height="9.486cm">
          <chartooo:coordinate-region svg:x="1.557cm" svg:y="1.227cm" svg:width="12.077cm" svg:height="8.639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" chart:label-cell-address="local-table.$B$1" chart:class="chart:line">
            <chart:data-point chart:repeated="19"/>
          </chart:series>
          <chart:series chart:style-name="ch7" chart:values-cell-range-address="local-table.$C$2:.$C$20" chart:label-cell-address="local-table.$C$1" chart:class="chart:line">
            <chart:data-point chart:repeated="19"/>
          </chart:series>
          <chart:series chart:style-name="ch8" chart:values-cell-range-address="local-table.$D$2:.$D$20" chart:label-cell-address="local-table.$D$1" chart:class="chart:line">
            <chart:data-point chart:repeated="19"/>
          </chart:series>
          <chart:series chart:style-name="ch9" chart:values-cell-range-address="local-table.$E$2:.$E$20" chart:label-cell-address="local-table.$E$1" chart:class="chart:line">
            <chart:data-point chart:repeated="19"/>
          </chart:series>
          <chart:series chart:style-name="ch10" chart:values-cell-range-address="local-table.$F$2:.$F$20" chart:label-cell-address="local-table.$F$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 – bg – text3</text:p>
              </table:table-cell>
              <table:table-cell office:value-type="string">
                <text:p>Kruskal – bg – text3</text:p>
              </table:table-cell>
              <table:table-cell office:value-type="string">
                <text:p>Prim – q - text3</text:p>
              </table:table-cell>
              <table:table-cell office:value-type="string">
                <text:p>Kruskal – q - text3</text:p>
              </table:table-cell>
              <table:table-cell office:value-type="string">
                <text:p>Prim -pr - text3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16666666667">
                <text:p>0.416666666667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416666666667">
                <text:p>0.41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08333333333">
                <text:p>0.708333333333</text:p>
              </table:table-cell>
              <table:table-cell office:value-type="float" office:value="0.708333333333">
                <text:p>0.708333333333</text:p>
              </table:table-cell>
              <table:table-cell office:value-type="float" office:value="0.916666666667">
                <text:p>0.91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25">
                <text:p>0.82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775">
                <text:p>0.7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66666666667">
                <text:p>0.966666666667</text:p>
              </table:table-cell>
              <table:table-cell office:value-type="float" office:value="0.866666666667">
                <text:p>0.866666666667</text:p>
              </table:table-cell>
              <table:table-cell office:value-type="float" office:value="0.683333333333">
                <text:p>0.683333333333</text:p>
              </table:table-cell>
              <table:table-cell office:value-type="float" office:value="0.65">
                <text:p>0.65</text:p>
              </table:table-cell>
              <table:table-cell office:value-type="float" office:value="0.866666666667">
                <text:p>0.866666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571428571429">
                <text:p>0.571428571429</text:p>
              </table:table-cell>
              <table:table-cell office:value-type="float" office:value="0.5">
                <text:p>0.5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583333333333">
                <text:p>0.58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0714285714">
                <text:p>0.660714285714</text:p>
              </table:table-cell>
              <table:table-cell office:value-type="float" office:value="0.589285714286">
                <text:p>0.589285714286</text:p>
              </table:table-cell>
              <table:table-cell office:value-type="float" office:value="0.553571428571">
                <text:p>0.553571428571</text:p>
              </table:table-cell>
              <table:table-cell office:value-type="float" office:value="0.5625">
                <text:p>0.5625</text:p>
              </table:table-cell>
              <table:table-cell office:value-type="float" office:value="0.580357142857">
                <text:p>0.58035714285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11111111111">
                <text:p>0.611111111111</text:p>
              </table:table-cell>
              <table:table-cell office:value-type="float" office:value="0.680555555556">
                <text:p>0.680555555556</text:p>
              </table:table-cell>
              <table:table-cell office:value-type="float" office:value="0.729166666667">
                <text:p>0.729166666667</text:p>
              </table:table-cell>
              <table:table-cell office:value-type="float" office:value="0.673611111111">
                <text:p>0.673611111111</text:p>
              </table:table-cell>
              <table:table-cell office:value-type="float" office:value="0.659722222222">
                <text:p>0.6597222222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94444444444">
                <text:p>0.494444444444</text:p>
              </table:table-cell>
              <table:table-cell office:value-type="float" office:value="0.477777777778">
                <text:p>0.477777777778</text:p>
              </table:table-cell>
              <table:table-cell office:value-type="float" office:value="0.527777777778">
                <text:p>0.527777777778</text:p>
              </table:table-cell>
              <table:table-cell office:value-type="float" office:value="0.555555555556">
                <text:p>0.555555555556</text:p>
              </table:table-cell>
              <table:table-cell office:value-type="float" office:value="0.511111111111">
                <text:p>0.51111111111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59090909091">
                <text:p>0.359090909091</text:p>
              </table:table-cell>
              <table:table-cell office:value-type="float" office:value="0.463636363636">
                <text:p>0.463636363636</text:p>
              </table:table-cell>
              <table:table-cell office:value-type="float" office:value="0.563636363636">
                <text:p>0.563636363636</text:p>
              </table:table-cell>
              <table:table-cell office:value-type="float" office:value="0.563636363636">
                <text:p>0.563636363636</text:p>
              </table:table-cell>
              <table:table-cell office:value-type="float" office:value="0.718181818182">
                <text:p>0.71818181818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71212121212">
                <text:p>0.371212121212</text:p>
              </table:table-cell>
              <table:table-cell office:value-type="float" office:value="0.450757575758">
                <text:p>0.450757575758</text:p>
              </table:table-cell>
              <table:table-cell office:value-type="float" office:value="0.435606060606">
                <text:p>0.435606060606</text:p>
              </table:table-cell>
              <table:table-cell office:value-type="float" office:value="0.435606060606">
                <text:p>0.435606060606</text:p>
              </table:table-cell>
              <table:table-cell office:value-type="float" office:value="0.590909090909">
                <text:p>0.59090909090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04487179487">
                <text:p>0.304487179487</text:p>
              </table:table-cell>
              <table:table-cell office:value-type="float" office:value="0.365384615385">
                <text:p>0.365384615385</text:p>
              </table:table-cell>
              <table:table-cell office:value-type="float" office:value="0.355769230769">
                <text:p>0.355769230769</text:p>
              </table:table-cell>
              <table:table-cell office:value-type="float" office:value="0.432692307692">
                <text:p>0.432692307692</text:p>
              </table:table-cell>
              <table:table-cell office:value-type="float" office:value="0.512820512821">
                <text:p>0.5128205128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66483516484">
                <text:p>0.266483516484</text:p>
              </table:table-cell>
              <table:table-cell office:value-type="float" office:value="0.318681318681">
                <text:p>0.318681318681</text:p>
              </table:table-cell>
              <table:table-cell office:value-type="float" office:value="0.354395604396">
                <text:p>0.354395604396</text:p>
              </table:table-cell>
              <table:table-cell office:value-type="float" office:value="0.39010989011">
                <text:p>0.39010989011</text:p>
              </table:table-cell>
              <table:table-cell office:value-type="float" office:value="0.351648351648">
                <text:p>0.35164835164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16666666667">
                <text:p>0.316666666667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88095238095">
                <text:p>0.388095238095</text:p>
              </table:table-cell>
              <table:table-cell office:value-type="float" office:value="0.47380952381">
                <text:p>0.473809523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22916666667">
                <text:p>0.322916666667</text:p>
              </table:table-cell>
              <table:table-cell office:value-type="float" office:value="0.335416666667">
                <text:p>0.335416666667</text:p>
              </table:table-cell>
              <table:table-cell office:value-type="float" office:value="0.36875">
                <text:p>0.36875</text:p>
              </table:table-cell>
              <table:table-cell office:value-type="float" office:value="NaN">
                <text:p>NaN</text:p>
              </table:table-cell>
              <table:table-cell office:value-type="float" office:value="0.491666666667">
                <text:p>0.49166666666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57352941176">
                <text:p>0.257352941176</text:p>
              </table:table-cell>
              <table:table-cell office:value-type="float" office:value="0.297794117647">
                <text:p>0.297794117647</text:p>
              </table:table-cell>
              <table:table-cell office:value-type="float" office:value="0.362132352941">
                <text:p>0.362132352941</text:p>
              </table:table-cell>
              <table:table-cell office:value-type="float" office:value="NaN">
                <text:p>NaN</text:p>
              </table:table-cell>
              <table:table-cell office:value-type="float" office:value="0.367647058824">
                <text:p>0.3676470588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18954248366">
                <text:p>0.218954248366</text:p>
              </table:table-cell>
              <table:table-cell office:value-type="float" office:value="0.218954248366">
                <text:p>0.218954248366</text:p>
              </table:table-cell>
              <table:table-cell office:value-type="float" office:value="0.300653594771">
                <text:p>0.300653594771</text:p>
              </table:table-cell>
              <table:table-cell office:value-type="float" office:value="NaN">
                <text:p>NaN</text:p>
              </table:table-cell>
              <table:table-cell office:value-type="float" office:value="0.328431372549">
                <text:p>0.32843137254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91520467836">
                <text:p>0.191520467836</text:p>
              </table:table-cell>
              <table:table-cell office:value-type="float" office:value="0.191520467836">
                <text:p>0.191520467836</text:p>
              </table:table-cell>
              <table:table-cell office:value-type="float" office:value="0.290935672515">
                <text:p>0.290935672515</text:p>
              </table:table-cell>
              <table:table-cell office:value-type="float" office:value="NaN">
                <text:p>NaN</text:p>
              </table:table-cell>
              <table:table-cell office:value-type="float" office:value="0.288011695906">
                <text:p>0.2880116959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92105263158">
                <text:p>0.192105263158</text:p>
              </table:table-cell>
              <table:table-cell office:value-type="float" office:value="0.192105263158">
                <text:p>0.192105263158</text:p>
              </table:table-cell>
              <table:table-cell office:value-type="float" office:value="0.363157894737">
                <text:p>0.36315789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6cm" svg:height="10.775cm" xlink:href="." xlink:type="simple" chart:class="chart:line" chart:style-name="ch1">
        <chart:legend chart:legend-position="end" svg:x="15.32cm" svg:y="4.092cm" style:legend-expansion="high" chart:style-name="ch2"/>
        <chart:plot-area chart:style-name="ch3" chart:data-source-has-labels="both" svg:x="0.845cm" svg:y="0.995cm" svg:width="13.685cm" svg:height="9.145cm">
          <chartooo:coordinate-region svg:x="1.572cm" svg:y="1.195cm" svg:width="12.772cm" svg:height="8.298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" chart:label-cell-address="local-table.$B$1" chart:class="chart:line">
            <chart:data-point chart:repeated="19"/>
          </chart:series>
          <chart:series chart:style-name="ch7" chart:values-cell-range-address="local-table.$C$2:.$C$20" chart:label-cell-address="local-table.$C$1" chart:class="chart:line">
            <chart:data-point chart:repeated="19"/>
          </chart:series>
          <chart:series chart:style-name="ch8" chart:values-cell-range-address="local-table.$D$2:.$D$20" chart:label-cell-address="local-table.$D$1" chart:class="chart:line">
            <chart:data-point chart:repeated="19"/>
          </chart:series>
          <chart:series chart:style-name="ch9" chart:values-cell-range-address="local-table.$E$2:.$E$20" chart:label-cell-address="local-table.$E$1" chart:class="chart:line">
            <chart:data-point chart:repeated="19"/>
          </chart:series>
          <chart:series chart:style-name="ch10" chart:values-cell-range-address="local-table.$F$2:.$F$20" chart:label-cell-address="local-table.$F$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 – bg – text2</text:p>
              </table:table-cell>
              <table:table-cell office:value-type="string">
                <text:p>Kruskal – bg – text2</text:p>
              </table:table-cell>
              <table:table-cell office:value-type="string">
                <text:p>Prim – q – text2</text:p>
              </table:table-cell>
              <table:table-cell office:value-type="string">
                <text:p>Kruskal – q – text2</text:p>
              </table:table-cell>
              <table:table-cell office:value-type="string">
                <text:p>Prim -pr – text2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0.5">
                <text:p>0.5</text:p>
              </table:table-cell>
              <table:table-cell office:value-type="float" office:value="0.583333333333">
                <text:p>0.58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541666666667">
                <text:p>0.541666666667</text:p>
              </table:table-cell>
              <table:table-cell office:value-type="float" office:value="0.708333333333">
                <text:p>0.708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75">
                <text:p>0.87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483333333333">
                <text:p>0.483333333333</text:p>
              </table:table-cell>
              <table:table-cell office:value-type="float" office:value="0.733333333333">
                <text:p>0.733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52380952381">
                <text:p>0.52380952381</text:p>
              </table:table-cell>
              <table:table-cell office:value-type="float" office:value="0.488095238095">
                <text:p>0.488095238095</text:p>
              </table:table-cell>
              <table:table-cell office:value-type="float" office:value="0.52380952381">
                <text:p>0.52380952381</text:p>
              </table:table-cell>
              <table:table-cell office:value-type="float" office:value="0.380952380952">
                <text:p>0.380952380952</text:p>
              </table:table-cell>
              <table:table-cell office:value-type="float" office:value="0.72619047619">
                <text:p>0.726190476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76785714286">
                <text:p>0.276785714286</text:p>
              </table:table-cell>
              <table:table-cell office:value-type="float" office:value="0.401785714286">
                <text:p>0.401785714286</text:p>
              </table:table-cell>
              <table:table-cell office:value-type="float" office:value="0.598214285714">
                <text:p>0.598214285714</text:p>
              </table:table-cell>
              <table:table-cell office:value-type="float" office:value="0.455357142857">
                <text:p>0.455357142857</text:p>
              </table:table-cell>
              <table:table-cell office:value-type="float" office:value="0.696428571429">
                <text:p>0.69642857142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263888888889">
                <text:p>0.263888888889</text:p>
              </table:table-cell>
              <table:table-cell office:value-type="float" office:value="0.298611111111">
                <text:p>0.298611111111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430555555556">
                <text:p>0.430555555556</text:p>
              </table:table-cell>
              <table:table-cell office:value-type="float" office:value="0.465277777778">
                <text:p>0.465277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8888888889">
                <text:p>0.238888888889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344444444444">
                <text:p>0.344444444444</text:p>
              </table:table-cell>
              <table:table-cell office:value-type="float" office:value="0.361111111111">
                <text:p>0.361111111111</text:p>
              </table:table-cell>
              <table:table-cell office:value-type="float" office:value="0.405555555556">
                <text:p>0.40555555555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27272727273">
                <text:p>0.127272727273</text:p>
              </table:table-cell>
              <table:table-cell office:value-type="float" office:value="0.172727272727">
                <text:p>0.172727272727</text:p>
              </table:table-cell>
              <table:table-cell office:value-type="float" office:value="0.209090909091">
                <text:p>0.209090909091</text:p>
              </table:table-cell>
              <table:table-cell office:value-type="float" office:value="0.240909090909">
                <text:p>0.240909090909</text:p>
              </table:table-cell>
              <table:table-cell office:value-type="float" office:value="0.268181818182">
                <text:p>0.26818181818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66666666667">
                <text:p>0.166666666667</text:p>
              </table:table-cell>
              <table:table-cell office:value-type="float" office:value="0.242424242424">
                <text:p>0.242424242424</text:p>
              </table:table-cell>
              <table:table-cell office:value-type="float" office:value="0.378787878788">
                <text:p>0.378787878788</text:p>
              </table:table-cell>
              <table:table-cell office:value-type="float" office:value="0.356060606061">
                <text:p>0.356060606061</text:p>
              </table:table-cell>
              <table:table-cell office:value-type="float" office:value="0.378787878788">
                <text:p>0.3787878787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02564102564">
                <text:p>0.102564102564</text:p>
              </table:table-cell>
              <table:table-cell office:value-type="float" office:value="0.105769230769">
                <text:p>0.105769230769</text:p>
              </table:table-cell>
              <table:table-cell office:value-type="float" office:value="0.211538461538">
                <text:p>0.211538461538</text:p>
              </table:table-cell>
              <table:table-cell office:value-type="float" office:value="0.25641025641">
                <text:p>0.25641025641</text:p>
              </table:table-cell>
              <table:table-cell office:value-type="float" office:value="0.217948717949">
                <text:p>0.21794871794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29120879121">
                <text:p>0.129120879121</text:p>
              </table:table-cell>
              <table:table-cell office:value-type="float" office:value="0.156593406593">
                <text:p>0.156593406593</text:p>
              </table:table-cell>
              <table:table-cell office:value-type="float" office:value="0.247252747253">
                <text:p>0.247252747253</text:p>
              </table:table-cell>
              <table:table-cell office:value-type="float" office:value="0.346153846154">
                <text:p>0.346153846154</text:p>
              </table:table-cell>
              <table:table-cell office:value-type="float" office:value="0.244505494505">
                <text:p>0.2445054945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40476190476">
                <text:p>0.140476190476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207142857143">
                <text:p>0.207142857143</text:p>
              </table:table-cell>
              <table:table-cell office:value-type="float" office:value="0.22380952381">
                <text:p>0.22380952381</text:p>
              </table:table-cell>
              <table:table-cell office:value-type="float" office:value="0.214285714286">
                <text:p>0.2142857142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16666666667">
                <text:p>0.116666666667</text:p>
              </table:table-cell>
              <table:table-cell office:value-type="float" office:value="0.14375">
                <text:p>0.14375</text:p>
              </table:table-cell>
              <table:table-cell office:value-type="float" office:value="0.2125">
                <text:p>0.2125</text:p>
              </table:table-cell>
              <table:table-cell office:value-type="float" office:value="0.241666666667">
                <text:p>0.241666666667</text:p>
              </table:table-cell>
              <table:table-cell office:value-type="float" office:value="0.23125">
                <text:p>0.231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863970588235">
                <text:p>0.0863970588235</text:p>
              </table:table-cell>
              <table:table-cell office:value-type="float" office:value="0.113970588235">
                <text:p>0.113970588235</text:p>
              </table:table-cell>
              <table:table-cell office:value-type="float" office:value="0.200367647059">
                <text:p>0.200367647059</text:p>
              </table:table-cell>
              <table:table-cell office:value-type="float" office:value="0.213235294118">
                <text:p>0.213235294118</text:p>
              </table:table-cell>
              <table:table-cell office:value-type="float" office:value="0.194852941176">
                <text:p>0.19485294117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964052287582">
                <text:p>0.0964052287582</text:p>
              </table:table-cell>
              <table:table-cell office:value-type="float" office:value="0.107843137255">
                <text:p>0.107843137255</text:p>
              </table:table-cell>
              <table:table-cell office:value-type="float" office:value="0.187908496732">
                <text:p>0.187908496732</text:p>
              </table:table-cell>
              <table:table-cell office:value-type="float" office:value="0.178104575163">
                <text:p>0.178104575163</text:p>
              </table:table-cell>
              <table:table-cell office:value-type="float" office:value="0.166666666667">
                <text:p>0.1666666666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818713450292">
                <text:p>0.0818713450292</text:p>
              </table:table-cell>
              <table:table-cell office:value-type="float" office:value="NaN">
                <text:p>NaN</text:p>
              </table:table-cell>
              <table:table-cell office:value-type="float" office:value="0.163742690058">
                <text:p>0.163742690058</text:p>
              </table:table-cell>
              <table:table-cell office:value-type="float" office:value="NaN">
                <text:p>NaN</text:p>
              </table:table-cell>
              <table:table-cell office:value-type="float" office:value="0.149122807018">
                <text:p>0.1491228070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631578947368">
                <text:p>0.0631578947368</text:p>
              </table:table-cell>
              <table:table-cell office:value-type="float" office:value="NaN">
                <text:p>NaN</text:p>
              </table:table-cell>
              <table:table-cell office:value-type="float" office:value="0.143421052632">
                <text:p>0.14342105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906cm" svg:height="6.7cm" xlink:href="." xlink:type="simple" chart:class="chart:line" chart:style-name="ch1">
        <chart:legend chart:legend-position="end" svg:x="9.249cm" svg:y="2.304cm" style:legend-expansion="high" chart:style-name="ch2"/>
        <chart:plot-area chart:style-name="ch3" chart:data-source-has-labels="both" svg:x="0.748cm" svg:y="0.671cm" svg:width="7.905cm" svg:height="5.475cm">
          <chartooo:coordinate-region svg:x="1.74cm" svg:y="0.87cm" svg:width="6.727cm" svg:height="4.629cm"/>
          <chart:axis chart:dimension="x" chart:name="primary-x" chart:style-name="ch4" chartooo:axis-type="auto">
            <chartooo:date-scale/>
            <chart:categories table:cell-range-address="local-table.$B$1:.$K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K$2" chart:label-cell-address="local-table.$A$2" chart:class="chart:line">
            <chart:data-point chart:repeated="10"/>
          </chart:series>
          <chart:series chart:style-name="ch7" chart:values-cell-range-address="local-table.$B$3:.$K$3" chart:label-cell-address="local-table.$A$3" chart:class="chart:line">
            <chart:data-point chart:repeated="10"/>
          </chart:series>
          <chart:series chart:style-name="ch8" chart:values-cell-range-address="local-table.$B$4:.$K$4" chart:label-cell-address="local-table.$A$4" chart:class="chart:line">
            <chart:data-point chart:repeated="10"/>
          </chart:series>
          <chart:series chart:style-name="ch9" chart:values-cell-range-address="local-table.$B$5:.$K$5" chart:label-cell-address="local-table.$A$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orrect- Total Bit Score</text:p>
              </table:table-cell>
              <table:table-cell office:value-type="float" office:value="426">
                <text:p>426</text:p>
              </table:table-cell>
              <table:table-cell office:value-type="float" office:value="866">
                <text:p>866</text:p>
              </table:table-cell>
              <table:table-cell office:value-type="float" office:value="1128">
                <text:p>1128</text:p>
              </table:table-cell>
              <table:table-cell office:value-type="float" office:value="1820">
                <text:p>1820</text:p>
              </table:table-cell>
              <table:table-cell office:value-type="float" office:value="2334">
                <text:p>2334</text:p>
              </table:table-cell>
              <table:table-cell office:value-type="float" office:value="2013">
                <text:p>2013</text:p>
              </table:table-cell>
              <table:table-cell office:value-type="float" office:value="2370">
                <text:p>2370</text:p>
              </table:table-cell>
              <table:table-cell office:value-type="float" office:value="3401">
                <text:p>3401</text:p>
              </table:table-cell>
              <table:table-cell office:value-type="float" office:value="3946">
                <text:p>3946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string">
                <text:p>Correct – Internal Bit Score</text:p>
              </table:table-cell>
              <table:table-cell office:value-type="float" office:value="293">
                <text:p>293</text:p>
              </table:table-cell>
              <table:table-cell office:value-type="float" office:value="662">
                <text:p>662</text:p>
              </table:table-cell>
              <table:table-cell office:value-type="float" office:value="1034">
                <text:p>1034</text:p>
              </table:table-cell>
              <table:table-cell office:value-type="float" office:value="1657">
                <text:p>1657</text:p>
              </table:table-cell>
              <table:table-cell office:value-type="float" office:value="2233">
                <text:p>2233</text:p>
              </table:table-cell>
              <table:table-cell office:value-type="float" office:value="1985">
                <text:p>1985</text:p>
              </table:table-cell>
              <table:table-cell office:value-type="float" office:value="2367">
                <text:p>2367</text:p>
              </table:table-cell>
              <table:table-cell office:value-type="float" office:value="3398">
                <text:p>3398</text:p>
              </table:table-cell>
              <table:table-cell office:value-type="float" office:value="3946">
                <text:p>3946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Solution – Total Bit Score</text:p>
              </table:table-cell>
              <table:table-cell office:value-type="float" office:value="682">
                <text:p>682</text:p>
              </table:table-cell>
              <table:table-cell office:value-type="float" office:value="1206">
                <text:p>1206</text:p>
              </table:table-cell>
              <table:table-cell office:value-type="float" office:value="1128">
                <text:p>1128</text:p>
              </table:table-cell>
              <table:table-cell office:value-type="float" office:value="2438">
                <text:p>2438</text:p>
              </table:table-cell>
              <table:table-cell office:value-type="float" office:value="2990">
                <text:p>2990</text:p>
              </table:table-cell>
              <table:table-cell office:value-type="float" office:value="2463">
                <text:p>2463</text:p>
              </table:table-cell>
              <table:table-cell office:value-type="float" office:value="3282">
                <text:p>3282</text:p>
              </table:table-cell>
              <table:table-cell office:value-type="float" office:value="3233">
                <text:p>3233</text:p>
              </table:table-cell>
              <table:table-cell office:value-type="float" office:value="5062">
                <text:p>506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Solution – Internal Bit Score</text:p>
              </table:table-cell>
              <table:table-cell office:value-type="float" office:value="264">
                <text:p>264</text:p>
              </table:table-cell>
              <table:table-cell office:value-type="float" office:value="606">
                <text:p>606</text:p>
              </table:table-cell>
              <table:table-cell office:value-type="float" office:value="1034">
                <text:p>1034</text:p>
              </table:table-cell>
              <table:table-cell office:value-type="float" office:value="1394">
                <text:p>1394</text:p>
              </table:table-cell>
              <table:table-cell office:value-type="float" office:value="2004">
                <text:p>2004</text:p>
              </table:table-cell>
              <table:table-cell office:value-type="float" office:value="1699">
                <text:p>1699</text:p>
              </table:table-cell>
              <table:table-cell office:value-type="float" office:value="2059">
                <text:p>2059</text:p>
              </table:table-cell>
              <table:table-cell office:value-type="float" office:value="3230">
                <text:p>3230</text:p>
              </table:table-cell>
              <table:table-cell office:value-type="float" office:value="3571">
                <text:p>3571</text:p>
              </table:table-cell>
              <table:table-cell office:value-type="float" office:value="4222">
                <text:p>4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94cm" svg:height="5.256cm" xlink:href="." xlink:type="simple" chart:class="chart:line" chart:style-name="ch1">
        <chart:legend chart:legend-position="end" svg:x="10.863cm" svg:y="2.329cm" style:legend-expansion="high" chart:style-name="ch2"/>
        <chart:plot-area chart:style-name="ch3" chart:data-source-has-labels="both" svg:x="0.761cm" svg:y="0.555cm" svg:width="9.48cm" svg:height="4.176cm">
          <chartooo:coordinate-region svg:x="1.488cm" svg:y="0.755cm" svg:width="8.566cm" svg:height="3.329cm"/>
          <chart:axis chart:dimension="x" chart:name="primary-x" chart:style-name="ch4" chartooo:axis-type="auto">
            <chartooo:date-scale/>
            <chart:categories table:cell-range-address="local-table.$B$1:.$K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K$2" chart:label-cell-address="local-table.$A$2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ercent correct edges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525">
                <text:p>0.525</text:p>
              </table:table-cell>
              <table:table-cell office:value-type="float" office:value="0.383333333333">
                <text:p>0.383333333333</text:p>
              </table:table-cell>
              <table:table-cell office:value-type="float" office:value="0.369047619048">
                <text:p>0.369047619048</text:p>
              </table:table-cell>
              <table:table-cell office:value-type="float" office:value="0.25">
                <text:p>0.25</text:p>
              </table:table-cell>
              <table:table-cell office:value-type="float" office:value="0.520833333333">
                <text:p>0.520833333333</text:p>
              </table:table-cell>
              <table:table-cell office:value-type="float" office:value="0.405555555556">
                <text:p>0.405555555556</text:p>
              </table:table-cell>
              <table:table-cell office:value-type="float" office:value="0.359090909091">
                <text:p>0.3590909090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9cm" svg:height="6.893cm" xlink:href="." xlink:type="simple" chart:class="chart:line" chart:style-name="ch1">
        <chart:legend chart:legend-position="end" svg:x="9.964cm" svg:y="2.4cm" style:legend-expansion="high" chart:style-name="ch2"/>
        <chart:plot-area chart:style-name="ch3" chart:data-source-has-labels="both" svg:x="0.581cm" svg:y="0.608cm" svg:width="8.67cm" svg:height="5.871cm">
          <chartooo:coordinate-region svg:x="1.679cm" svg:y="0.807cm" svg:width="7.385cm" svg:height="5.473cm"/>
          <chart:axis chart:dimension="x" chart:name="primary-x" chart:style-name="ch4" chartooo:axis-type="auto">
            <chartooo:date-scale/>
            <chart:categories table:cell-range-address="local-table.$B$1:.$K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K$2" chart:label-cell-address="local-table.$A$2" chart:class="chart:line">
            <chart:data-point chart:repeated="10"/>
          </chart:series>
          <chart:series chart:style-name="ch7" chart:values-cell-range-address="local-table.$B$3:.$K$3" chart:label-cell-address="local-table.$A$3" chart:class="chart:line">
            <chart:data-point chart:repeated="10"/>
          </chart:series>
          <chart:series chart:style-name="ch8" chart:values-cell-range-address="local-table.$B$4:.$K$4" chart:label-cell-address="local-table.$A$4" chart:class="chart:line">
            <chart:data-point chart:repeated="10"/>
          </chart:series>
          <chart:series chart:style-name="ch9" chart:values-cell-range-address="local-table.$B$5:.$K$5" chart:label-cell-address="local-table.$A$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orrect- Total Pred Score</text:p>
              </table:table-cell>
              <table:table-cell office:value-type="float" office:value="-510.514245136">
                <text:p>-510.514245136</text:p>
              </table:table-cell>
              <table:table-cell office:value-type="float" office:value="-829.725459542">
                <text:p>-829.725459542</text:p>
              </table:table-cell>
              <table:table-cell office:value-type="float" office:value="-1292.28172981">
                <text:p>-1292.28172981</text:p>
              </table:table-cell>
              <table:table-cell office:value-type="float" office:value="-2034.33090202">
                <text:p>-2034.33090202</text:p>
              </table:table-cell>
              <table:table-cell office:value-type="float" office:value="-2285.23415491">
                <text:p>-2285.23415491</text:p>
              </table:table-cell>
              <table:table-cell office:value-type="float" office:value="-2554.9354272">
                <text:p>-2554.9354272</text:p>
              </table:table-cell>
              <table:table-cell office:value-type="float" office:value="-2399.79934508">
                <text:p>-2399.79934508</text:p>
              </table:table-cell>
              <table:table-cell office:value-type="float" office:value="-5451.60013415">
                <text:p>-5451.60013415</text:p>
              </table:table-cell>
              <table:table-cell office:value-type="float" office:value="-6079.78700399">
                <text:p>-6079.78700399</text:p>
              </table:table-cell>
              <table:table-cell office:value-type="float" office:value="-6578.18911552">
                <text:p>-6578.18911552</text:p>
              </table:table-cell>
            </table:table-row>
            <table:table-row>
              <table:table-cell office:value-type="string">
                <text:p>Correct – Internal Pred Score</text:p>
              </table:table-cell>
              <table:table-cell office:value-type="float" office:value="-443.886308782">
                <text:p>-443.886308782</text:p>
              </table:table-cell>
              <table:table-cell office:value-type="float" office:value="-762.510053267">
                <text:p>-762.510053267</text:p>
              </table:table-cell>
              <table:table-cell office:value-type="float" office:value="-1224.51939434">
                <text:p>-1224.51939434</text:p>
              </table:table-cell>
              <table:table-cell office:value-type="float" office:value="-1965.98109663">
                <text:p>-1965.98109663</text:p>
              </table:table-cell>
              <table:table-cell office:value-type="float" office:value="-2216.3877495">
                <text:p>-2216.3877495</text:p>
              </table:table-cell>
              <table:table-cell office:value-type="float" office:value="-2485.49665765">
                <text:p>-2485.49665765</text:p>
              </table:table-cell>
              <table:table-cell office:value-type="float" office:value="-2329.76821139">
                <text:p>-2329.76821139</text:p>
              </table:table-cell>
              <table:table-cell office:value-type="float" office:value="-3384.97146363">
                <text:p>-3384.97146363</text:p>
              </table:table-cell>
              <table:table-cell office:value-type="float" office:value="-4012.27227358">
                <text:p>-4012.27227358</text:p>
              </table:table-cell>
              <table:table-cell office:value-type="float" office:value="-4509.57373276">
                <text:p>-4509.57373276</text:p>
              </table:table-cell>
            </table:table-row>
            <table:table-row>
              <table:table-cell office:value-type="string">
                <text:p>Solution – Total Pred Score</text:p>
              </table:table-cell>
              <table:table-cell office:value-type="float" office:value="-1029.23322367">
                <text:p>-1029.23322367</text:p>
              </table:table-cell>
              <table:table-cell office:value-type="float" office:value="-1611.21731766">
                <text:p>-1611.21731766</text:p>
              </table:table-cell>
              <table:table-cell office:value-type="float" office:value="-1292.28172981">
                <text:p>-1292.28172981</text:p>
              </table:table-cell>
              <table:table-cell office:value-type="float" office:value="-3282.69482331">
                <text:p>-3282.69482331</text:p>
              </table:table-cell>
              <table:table-cell office:value-type="float" office:value="-3882.58301399">
                <text:p>-3882.58301399</text:p>
              </table:table-cell>
              <table:table-cell office:value-type="float" office:value="-4116.63703808">
                <text:p>-4116.63703808</text:p>
              </table:table-cell>
              <table:table-cell office:value-type="float" office:value="-3285.83417183">
                <text:p>-3285.83417183</text:p>
              </table:table-cell>
              <table:table-cell office:value-type="float" office:value="-6687.50767744">
                <text:p>-6687.50767744</text:p>
              </table:table-cell>
              <table:table-cell office:value-type="float" office:value="-5537.89076259">
                <text:p>-5537.89076259</text:p>
              </table:table-cell>
              <table:table-cell office:value-type="float" office:value="-6609.63582148">
                <text:p>-6609.63582148</text:p>
              </table:table-cell>
            </table:table-row>
            <table:table-row>
              <table:table-cell office:value-type="string">
                <text:p>Solution – Internal Bit Score</text:p>
              </table:table-cell>
              <table:table-cell office:value-type="float" office:value="-44.6714740417">
                <text:p>-44.6714740417</text:p>
              </table:table-cell>
              <table:table-cell office:value-type="float" office:value="-1021.09174947">
                <text:p>-1021.09174947</text:p>
              </table:table-cell>
              <table:table-cell office:value-type="float" office:value="-1224.51939434">
                <text:p>-1224.51939434</text:p>
              </table:table-cell>
              <table:table-cell office:value-type="float" office:value="-2080.4418618">
                <text:p>-2080.4418618</text:p>
              </table:table-cell>
              <table:table-cell office:value-type="float" office:value="-2487.04950122">
                <text:p>-2487.04950122</text:p>
              </table:table-cell>
              <table:table-cell office:value-type="float" office:value="-2917.96741533">
                <text:p>-2917.96741533</text:p>
              </table:table-cell>
              <table:table-cell office:value-type="float" office:value="-2328.96791994">
                <text:p>-2328.96791994</text:p>
              </table:table-cell>
              <table:table-cell office:value-type="float" office:value="-4523.31459905">
                <text:p>-4523.31459905</text:p>
              </table:table-cell>
              <table:table-cell office:value-type="float" office:value="-4511.07543692">
                <text:p>-4511.07543692</text:p>
              </table:table-cell>
              <table:table-cell office:value-type="float" office:value="-5329.57371679">
                <text:p>-5329.573716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47cm" svg:height="5.534cm" xlink:href="." xlink:type="simple" chart:class="chart:line" chart:style-name="ch1">
        <chart:legend chart:legend-position="end" svg:x="10.916cm" svg:y="2.468cm" style:legend-expansion="high" chart:style-name="ch2"/>
        <chart:plot-area chart:style-name="ch3" chart:data-source-has-labels="both" svg:x="0.762cm" svg:y="0.575cm" svg:width="9.53cm" svg:height="4.429cm">
          <chartooo:coordinate-region svg:x="1.489cm" svg:y="0.775cm" svg:width="8.616cm" svg:height="3.582cm"/>
          <chart:axis chart:dimension="x" chart:name="primary-x" chart:style-name="ch4" chartooo:axis-type="auto">
            <chartooo:date-scale/>
            <chart:categories table:cell-range-address="local-table.$B$1:.$K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K$2" chart:label-cell-address="local-table.$A$2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ercent correct edges</text:p>
              </table:table-cell>
              <table:table-cell office:value-type="float" office:value="0.25">
                <text:p>0.2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1">
                <text:p>1</text:p>
              </table:table-cell>
              <table:table-cell office:value-type="float" office:value="0.475">
                <text:p>0.475</text:p>
              </table:table-cell>
              <table:table-cell office:value-type="float" office:value="0.4">
                <text:p>0.4</text:p>
              </table:table-cell>
              <table:table-cell office:value-type="float" office:value="0.297619047619">
                <text:p>0.297619047619</text:p>
              </table:table-cell>
              <table:table-cell office:value-type="float" office:value="0.4375">
                <text:p>0.4375</text:p>
              </table:table-cell>
              <table:table-cell office:value-type="float" office:value="0.305555555556">
                <text:p>0.305555555556</text:p>
              </table:table-cell>
              <table:table-cell office:value-type="float" office:value="0.494444444444">
                <text:p>0.494444444444</text:p>
              </table:table-cell>
              <table:table-cell office:value-type="float" office:value="0.577272727273">
                <text:p>0.5772727272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